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2025-10-1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2025-05-0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2024-10-09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2024-04-16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2023-10-14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2023-04-17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2022-10-05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2021-10-08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2021-04-22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0324" calcext:value-type="float">
            <text:p>1.8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5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5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13091034401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14" meta:object-count="0"/>
    <meta:user-defined meta:name="AppVersion">3.0</meta:user-defined>
  </office:meta>
</office:document-meta>
</file>